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5"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6"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7"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8"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9"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10"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1"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2"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3"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4"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5"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6"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7"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8"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19"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37cm" fo:min-width="1.8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37cm" fo:min-width="1.6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37cm" fo:min-width="0.6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37cm" fo:min-width="1.276cm"/>
      <style:paragraph-properties style:writing-mode="lr-tb"/>
    </style:style>
    <style:style style:name="gr24" style:family="graphic" style:parent-style-name="standard">
      <style:graphic-properties draw:fill-color="#dddddd" draw:textarea-horizontal-align="justify" draw:textarea-vertical-align="middle" draw:auto-grow-height="false" fo:min-height="0.21cm" fo:min-width="24.598cm"/>
      <style:paragraph-properties style:writing-mode="lr-tb"/>
    </style:style>
    <style:style style:name="gr25" style:family="graphic" style:parent-style-name="standard" style:list-style-name="L2">
      <style:graphic-properties draw:stroke="none" svg:stroke-color="#000000" draw:fill="none" draw:fill-color="#ffffff" draw:auto-grow-height="true" draw:auto-grow-width="false" fo:max-height="0cm" fo:min-height="1.80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style:writing-mode="lr-tb"/>
    </style:style>
    <style:style style:name="P10" style:family="paragraph">
      <style:paragraph-properties fo:margin-left="0cm" fo:margin-right="0cm" fo:margin-top="0.5cm" fo:margin-bottom="0cm" fo:line-height="100%" fo:text-indent="0cm"/>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Frutiger Light Condensed" fo:font-size="18pt"/>
    </style:style>
    <style:style style:name="P13" style:family="paragraph">
      <style:paragraph-properties style:writing-mode="lr-tb"/>
      <style:text-properties fo:color="#c9211e" style:font-name="Frutiger Light Condensed"/>
    </style:style>
    <style:style style:name="P14" style:family="paragraph">
      <style:paragraph-properties fo:margin-top="0.5cm" fo:margin-bottom="0cm" fo:text-align="start" style:writing-mode="lr-tb"/>
    </style:style>
    <style:style style:name="P15" style:family="paragraph">
      <style:paragraph-properties fo:text-align="start" style:writing-mode="lr-tb"/>
    </style:style>
    <style:style style:name="P16" style:family="paragraph">
      <style:paragraph-properties fo:text-align="start" style:writing-mode="lr-tb"/>
      <style:text-properties style:font-name="Frutiger Light Condensed" fo:font-size="28pt" style:font-size-asian="28pt" style:font-size-complex="28pt"/>
    </style:style>
    <style:style style:name="P17" style:family="paragraph">
      <style:paragraph-properties fo:text-align="center" style:writing-mode="lr-tb"/>
      <style:text-properties style:font-name="Frutiger Light Condensed" fo:font-size="10pt" style:font-size-asian="10pt" style:font-size-complex="10pt"/>
    </style:style>
    <style:style style:name="P18" style:family="paragraph">
      <loext:graphic-properties draw:fill-color="#168253"/>
      <style:paragraph-properties fo:text-align="center" style:writing-mode="lr-tb"/>
      <style:text-properties style:font-name="Frutiger Light Condensed" fo:font-size="10pt" style:font-size-asian="10pt" style:font-size-complex="10pt"/>
    </style:style>
    <style:style style:name="P19" style:family="paragraph">
      <style:paragraph-properties fo:text-align="center" style:writing-mode="lr-tb"/>
      <style:text-properties style:font-name="Frutiger Light Condensed" fo:font-size="10pt"/>
    </style:style>
    <style:style style:name="P20" style:family="paragraph">
      <loext:graphic-properties draw:fill-color="#168253"/>
      <style:paragraph-properties fo:text-align="center" style:writing-mode="lr-tb"/>
      <style:text-properties style:font-name="Frutiger Light Condensed" fo:font-size="10pt"/>
    </style:style>
    <style:style style:name="P21" style:family="paragraph">
      <loext:graphic-properties draw:fill-color="#ff8000"/>
      <style:paragraph-properties fo:text-align="center" style:writing-mode="lr-tb"/>
      <style:text-properties style:font-name="Frutiger Light Condensed" fo:font-size="10pt"/>
    </style:style>
    <style:style style:name="P22" style:family="paragraph">
      <loext:graphic-properties draw:fill-color="#ffd428"/>
      <style:paragraph-properties fo:text-align="center" style:writing-mode="lr-tb"/>
      <style:text-properties style:font-name="Frutiger Light Condensed" fo:font-size="10pt"/>
    </style:style>
    <style:style style:name="P23" style:family="paragraph">
      <loext:graphic-properties draw:fill-color="#5983b0"/>
      <style:paragraph-properties fo:text-align="center" style:writing-mode="lr-tb"/>
      <style:text-properties style:font-name="Frutiger Light Condensed" fo:font-size="10pt" style:font-size-asian="10pt" style:font-size-complex="10pt"/>
    </style:style>
    <style:style style:name="P24" style:family="paragraph">
      <loext:graphic-properties draw:fill-color="#3465a4"/>
      <style:paragraph-properties fo:text-align="center" style:writing-mode="lr-tb"/>
      <style:text-properties style:font-name="Frutiger Light Condensed" fo:font-size="10pt" style:font-size-asian="10pt" style:font-size-complex="10pt"/>
    </style:style>
    <style:style style:name="P25" style:family="paragraph">
      <loext:graphic-properties draw:fill-color="#729fcf"/>
      <style:paragraph-properties fo:text-align="center" style:writing-mode="lr-tb"/>
      <style:text-properties style:font-name="Frutiger Light Condensed" fo:font-size="10pt" style:font-size-asian="10pt" style:font-size-complex="10pt"/>
    </style:style>
    <style:style style:name="P26" style:family="paragraph">
      <loext:graphic-properties draw:fill-color="#dee6ef"/>
      <style:paragraph-properties fo:text-align="center" style:writing-mode="lr-tb"/>
      <style:text-properties style:font-name="Frutiger Light Condensed" fo:font-size="10pt" style:font-size-asian="10pt" style:font-size-complex="10pt"/>
    </style:style>
    <style:style style:name="P27" style:family="paragraph">
      <loext:graphic-properties draw:fill-color="#ff6d6d"/>
      <style:paragraph-properties fo:text-align="center" style:writing-mode="lr-tb"/>
      <style:text-properties style:font-name="Frutiger Light Condensed" fo:font-size="10pt" style:font-size-asian="10pt" style:font-size-complex="10pt"/>
    </style:style>
    <style:style style:name="P28" style:family="paragraph">
      <loext:graphic-properties draw:fill-color="#dddddd"/>
      <style:paragraph-properties fo:text-align="center" style:writing-mode="lr-tb"/>
      <style:text-properties style:font-name="Frutiger Light Condensed" fo:font-size="10pt" style:font-size-asian="10pt" style:font-size-complex="10pt"/>
    </style:style>
    <style:style style:name="P29" style:family="paragraph">
      <style:paragraph-properties fo:margin-top="0.5cm" fo:margin-bottom="0cm" style:writing-mode="lr-tb"/>
      <style:text-properties style:font-name="Frutiger Light Condensed"/>
    </style:style>
    <style:style style:name="P30"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fo:font-size="10pt" style:font-size-asian="10pt" style:font-size-complex="10pt"/>
    </style:style>
    <style:style style:name="P31" style:family="paragraph">
      <style:paragraph-properties fo:text-align="start"/>
      <style:text-properties style:font-name="Frutiger Light Condensed"/>
    </style:style>
    <style:style style:name="P32" style:family="paragraph">
      <loext:graphic-properties draw:fill-color="#ffffff"/>
      <style:paragraph-properties fo:text-align="start" style:writing-mode="lr-tb"/>
      <style:text-properties style:font-name="Frutiger Light Condensed"/>
    </style:style>
    <style:style style:name="P33" style:family="paragraph">
      <style:paragraph-properties fo:margin-left="0cm" fo:margin-right="0cm" fo:text-align="start" fo:text-indent="0cm"/>
    </style:style>
    <style:style style:name="P34" style:family="paragraph">
      <loext:graphic-properties draw:fill-color="#ffffff"/>
    </style:style>
    <style:style style:name="P35" style:family="paragraph">
      <style:text-properties fo:color="#c9211e"/>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7" style:family="text">
      <style:text-properties fo:color="#c9211e" style:font-name="Frutiger Light Condensed"/>
    </style:style>
    <style:style style:name="T8" style:family="text">
      <style:text-properties fo:color="#000000" style:font-name="Frutiger Light Condensed" fo:font-size="10pt" style:font-size-asian="10pt" style:font-size-complex="10pt"/>
    </style:style>
    <style:style style:name="T9" style:family="text">
      <style:text-properties style:font-name="Frutiger Light Condensed" fo:font-weight="normal" style:font-weight-asian="normal" style:font-weight-complex="normal"/>
    </style:style>
    <style:style style:name="T10" style:family="text">
      <style:text-properties style:font-name="Frutiger Light Condensed" fo:font-size="28pt" style:font-size-asian="28pt" style:font-size-complex="28pt"/>
    </style:style>
    <style:style style:name="T11" style:family="text">
      <style:text-properties style:font-name="Frutiger Light Condensed" fo:font-size="10pt"/>
    </style:style>
    <style:style style:name="T12"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 style:family="text">
      <style:text-properties style:font-name="Frutiger Light Condensed" fo:font-size="10pt" fo:font-weight="normal" style:font-size-asian="10pt" style:font-weight-asian="normal" style:font-size-complex="10pt" style:font-weight-complex="normal"/>
    </style:style>
    <style:style style:name="T14" style:family="text">
      <style:text-properties style:font-name="Frutiger Light Condensed" fo:font-size="10pt" fo:font-weight="bold" style:font-size-asian="10pt" style:font-weight-asian="bold" style:font-size-complex="10pt" style:font-weight-complex="bold"/>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color="#000000" style:font-name="Frutiger Light Condensed"/>
    </style:style>
    <style:style style:name="T17" style:family="text">
      <style:text-properties fo:color="#c9211e" style:font-name="Frutiger Light Condensed" fo:font-weight="normal" style:font-weight-asian="normal" style:font-weight-complex="normal"/>
    </style:style>
    <style:style style:name="T18" style:family="text">
      <style:text-properties fo:color="#000000" style:font-name="Frutiger Light Condensed" fo:font-weight="normal" style:font-weight-asian="normal" style:font-weight-complex="normal"/>
    </style:style>
    <style:style style:name="T19" style:family="text">
      <style:text-properties fo:color="#000000" style:font-name="Frutiger Light Condensed" fo:font-weight="bold" style:font-weight-asian="bold" style:font-weight-complex="bold"/>
    </style:style>
    <style:style style:name="T20" style:family="text">
      <style:text-properties fo:color="#c9211e" style:font-name="Frutiger Light Condensed" fo:font-weight="bold" style:font-weight-asian="bold" style:font-weight-complex="bold"/>
    </style:style>
    <style:style style:name="T21" style:family="text">
      <style:text-properties style:text-line-through-style="none" style:text-line-through-type="none" style:font-name="Frutiger Light Condensed" fo:font-size="10pt" style:font-size-asian="10pt" style:font-size-complex="10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20pt" style:font-size-asian="20pt" style:font-size-complex="20pt"/>
    </style:style>
    <style:style style:name="T25" style:family="text">
      <style:text-properties fo:color="#c9211e"/>
    </style:style>
    <style:style style:name="T26" style:family="text">
      <style:text-properties style:font-name="Frutiger Light Condensed"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text:span><text:span text:style-name="T1">zation-</text:span><text:span text:style-name="T1">based </text:span><text:span text:style-name="T1">renderi</text:span><text:span text:style-name="T1">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 text:style-name="P4"><text:span text:style-name="T1">Rasterizati</text:span><text:span text:style-name="T1">on-based </text:span><text:span text:style-name="T1">rendering: </text:span><text:span text:style-name="T1">introducti</text:span><text:span text:style-name="T1">on</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text:span><text:span text:style-name="T1">zaton-</text:span><text:span text:style-name="T1">based </text:span><text:span text:style-name="T1">renderi</text:span><text:span text:style-name="T1">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text:span><text:span text:style-name="T2">https://www.scratchapixel.com/les</text:span><text:span text:style-name="T2">sons/3d-basic-rendering/rasterizat</text:span><text:span text:style-name="T2">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Rasteri</text:span><text:span text:style-name="T1">zation: </text:span><text:span text:style-name="T1">solutio</text:span><text:span text:style-name="T1">n to </text:span><text:span text:style-name="T1">visibilit</text:span><text:span text:style-name="T1">y </text:span><text:span text:style-name="T1">proble</text:span><text:span text:style-name="T1">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emind</text:span><text:span text:style-name="T1">er: ray-</text:span><text:span text:style-name="T1">trac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 text:style-name="P8"><text:span text:style-name="T1">Converting geometry to trangulated mesh makes process of rendering much simpler due to simplicity of triangle primitive.</text:span></text:p>
                  </text:list-item>
                  <text:list-item>
                    <text:p><text:span text:style-name="T1">Therefore, the shape representation which is almost always used for rendering purposes is </text:span><text:span text:style-name="T4">triangulated mesh</text:span><text:span text:style-name="T1">. Thus our rendering primitive is triangle and we will assume we always have triangulated mesh when we discuss rasterization-based render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steri</text:span><text:span text:style-name="T1">zation</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7"><text:span text:style-name="T5">To solve the </text:span><text:span text:style-name="T6">visibility problem</text:span><text:span text:style-name="T3">, rasterization takes the opposite approach to ray-tracing – it starts </text:span><text:span text:style-name="T1">from objects (which are triangulated mesh) in 3D scene.</text:span></text:p>
              </text:list-item>
              <text:list-item>
                <text:p text:style-name="P7"><text:span text:style-name="T1">First, it projects triangles (which compose the object) onto image plane (e.g., perspective projection). This is done by multiplying triangle vertices with </text:span><text:span text:style-name="T4">projection matrix</text:span><text:span text:style-name="T1">. </text:span></text:p>
                <text:list>
                  <text:list-item>
                    <text:p><text:span text:style-name="T1">This will be done using perspective divide and remapping resulting coordinates to raster space.</text:span></text:p>
                  </text:list-item>
                </text:list>
              </text:list-item>
              <text:list-item>
                <text:p text:style-name="P7"><text:span text:style-name="T1">Secondly, a method is employed to compute which pixels of image plane are covered by the projected triangles. This is done by looping all pixels in the image and test if they lie within 2D triangles.</text:span></text:p>
              </text:list-item>
              <text:list-item>
                <text:p text:style-name="P7"><text:span text:style-name="T1">The resulting pixels from rasterization are used for shading (which is separate process from rasteriz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text:span><text:span text:style-name="T1">zation*</text:span><text:span text:style-name="T1">: </text:span><text:span text:style-name="T1">algorith</text:span><text:span text:style-name="T1">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each triangle** in the scene:</text:span></text:p>
                <text:list>
                  <text:list-item>
                    <text:p><text:span text:style-name="T1">Project vertices using perspective projection</text:span></text:p>
                  </text:list-item>
                  <text:list-item>
                    <text:p><text:span text:style-name="T1">For each pixel in the image:</text:span></text:p>
                    <text:list>
                      <text:list-item>
                        <text:p><text:span text:style-name="T1">Compute if pixel is inside the projected triangle</text:span></text:p>
                      </text:list-item>
                    </text:list>
                  </text:list-item>
                </text:list>
              </text:list-item>
              <text:list-item>
                <text:p><text:span text:style-name="T1">This algorihtm is object centric – it starts from object geometry and then uses image pixels.</text:span></text:p>
              </text:list-item>
              <text:list-item>
                <text:p><text:span text:style-name="T1">Represented algorithm is only the simplest form. In actual implementations, various optimizations are performed.</text:span></text:p>
                <text:list>
                  <text:list-item>
                    <text:p><text:span text:style-name="T1"><text:s/></text:span><text:span text:style-name="T1">For example, if two triangles overlap the same pixel(s) in the screen.</text:span></text:p>
                  </text:list-item>
                </text:list>
              </text:list-item>
            </text:list>
          </draw:text-box>
        </draw:frame>
        <draw:frame draw:style-name="gr3" draw:text-style-name="P6" draw:layer="layout" svg:width="27.178cm" svg:height="1.261cm" svg:x="0.508cm" svg:y="14.732cm">
          <draw:text-box>
            <text:p><text:span text:style-name="T2">* Technically, this process is refers </text:span><text:span text:style-name="T2">to as rasterization of the triangles </text:span><text:span text:style-name="T2">into and image of frame buffer. </text:span><text:span text:style-name="T2">Term rasterization comes from the </text:span><text:span text:style-name="T2">fact that triangles are </text:span><text:span text:style-name="T2">decomposed into pixels of a raster </text:span><text:span text:style-name="T2">image.</text:span></text:p>
            <text:p><text:span text:style-name="T2">** For developing the intuition; in </text:span><text:span text:style-name="T2">production, it is often that portion </text:span><text:span text:style-name="T2">of scene contains millions of </text:span><text:span text:style-name="T2">triangles.</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text:span><text:span text:style-name="T1">zer: </text:span><text:span text:style-name="T1">hint on </text:span><text:span text:style-name="T1">optimiz</text:span><text:span text:style-name="T1">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naive implementation is looping through all pixels in the image even small numbers of pixels may be contained within triangle.</text:span></text:p>
              </text:list-item>
              <text:list-item>
                <text:p><text:span text:style-name="T1">Solution to this problem is computing the bounding box around the projected triangle and iterating only over pixels in this bounding box*.</text:span></text:p>
              </text:list-item>
              <text:list-item>
                <text:p><text:span text:style-name="T7">&lt;IMAGE: bounding box&gt;</text:span></text:p>
              </text:list-item>
              <text:list-item>
                <text:p><text:span text:style-name="T1">Note: Idea of using bounding box to optimize algorithms that perform some kind of spatial search is often used in computer graphics. More general term for those are acceleration structures which are used in all stages of rendering.</text:span></text:p>
              </text:list-item>
            </text:list>
          </draw:text-box>
        </draw:frame>
        <draw:frame draw:style-name="gr2" draw:text-style-name="P6" draw:layer="layout" svg:width="27.432cm" svg:height="0.687cm" svg:x="0.254cm" svg:y="14.224cm">
          <draw:text-box>
            <text:p text:style-name="P10"><text:span text:style-name="T8">* In practice, even more </text:span><text:span text:style-name="T8">optimizations is performed, this is </text:span><text:span text:style-name="T8">just a hint.</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Storing </text:span><text:span text:style-name="T1">resul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imilarly as in raytracing, we aim to obtain an image using rasterization-based rendering.</text:span></text:p>
              </text:list-item>
              <text:list-item>
                <text:p><text:span text:style-name="T1">Once rasterization is performed, shading takes place for found pixels and those are stored in so called </text:span><text:span text:style-name="T4">frame-buffer</text:span><text:span text:style-name="T1"> </text:span></text:p>
              </text:list-item>
              <text:list-item>
                <text:p><text:span text:style-name="T1">Frame-buffer is 2D array of colors that has the size of the image.</text:span></text:p>
              </text:list-item>
              <text:list-item>
                <text:p><text:span text:style-name="T1">Frame-buffer is initialized before rendering (e.g., setting all colors to black), pixels that overlap the triangle (rasterization) are recorded as colors in framebuffer (shading).</text:span></text:p>
              </text:list-item>
              <text:list-item>
                <text:p><text:span text:style-name="T1">When rendering is done, frame-buffer will contain the image of the scene visible from camera.</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text:span><text:span text:style-name="T1">zation: </text:span><text:span text:style-name="T1">hint on </text:span><text:span text:style-name="T1">visibilit</text:span><text:span text:style-name="T1">y</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rasterizuation is solving the visibility problem, it needs to determine which surfaces of 3D objects are visible from camera.</text:span></text:p>
              </text:list-item>
              <text:list-item>
                <text:p text:style-name="P7"><text:span text:style-name="T1">Often problem is that more than one triangle may overlap the same pixel in the image.</text:span></text:p>
              </text:list-item>
              <text:list-item>
                <text:p><text:span text:style-name="T1">Rasterization commonly employs method called </text:span><text:span text:style-name="T4">z-buffer or depth buffer.</text:span></text:p>
                <text:list>
                  <text:list-item>
                    <text:p><text:span text:style-name="T9">Similarly as frame buffer, this is another 2D array with same dimensions as image but instead of colors it contains array of floating point numbers.</text:span></text:p>
                  </text:list-item>
                  <text:list-item>
                    <text:p><text:span text:style-name="T9">Before rendering, z-buffer is initialized to a very large number.</text:span></text:p>
                  </text:list-item>
                  <text:list-item>
                    <text:p><text:span text:style-name="T9">When pixel overlaps the triangle, we read value stored in z-buffer at that pixel and use it for determining the visibility. When pixel Pi overlaps triangle Ti distance from camera to Ti is used and compared to depth buffer at pixel Pi and updated. When the same pixel Pi overlaps triangle Tj then again distance from camera to Tj is compared to depth buffer. If the distance is smaller then Tj is visible otherwise Ti is visible.</text:span></text:p>
                  </text:list-item>
                  <text:list-item>
                    <text:p><text:span text:style-name="T1">Z-buffer stores the distance of each pixel to the nearest object in the scene. </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ytrac</text:span><text:span text:style-name="T1">ing vs </text:span><text:span text:style-name="T1">rasteriz</text:span><text:span text:style-name="T1">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oth algorithms are solving visibility</text:span></text:p>
              </text:list-item>
              <text:list-item>
                <text:p><text:span text:style-name="T1">Both are in principle simple</text:span></text:p>
              </text:list-item>
              <text:list-item>
                <text:p><text:span text:style-name="T1">In ray-tracing, computing ray is easy but computing intersection of ray with object is complex</text:span></text:p>
              </text:list-item>
              <text:list-item>
                <text:p><text:span text:style-name="T1">In rasterization, vertices of triangles are projected which is simple and fast as well as finding pixels covered by those triangles.</text:span></text:p>
              </text:list-item>
              <text:list-item>
                <text:p><text:span text:style-name="T1">When it comes to shading, ray-tracing-based approaches have more information to work with and are more intuitive way of producing advanced effect inherently.</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pplica</text:span><text:span text:style-name="T1">tion of </text:span><text:span text:style-name="T1">rasteriz</text:span><text:span text:style-name="T1">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very well suited for GPU</text:span></text:p>
              </text:list-item>
              <text:list-item>
                <text:p><text:span text:style-name="T1">Rasterization is commonly employed rendering technique on GPU - a graphics rendering pipeline which is the term used in real-time rendering.</text:span></text:p>
              </text:list-item>
              <text:list-item>
                <text:p><text:span text:style-name="T1">NOTE: Rasterization is only one part of graphics rendering pipeline (used for visibility calculation)</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Practic</text:span><text:span text:style-name="T1">al </text:span><text:span text:style-name="T1">note: </text:span><text:span text:style-name="T1">rasteriz</text:span><text:span text:style-name="T1">ation-</text:span><text:span text:style-name="T1">based </text:span><text:span text:style-name="T1">rendere</text:span><text:span text:style-name="T1">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technique is deeply integrated in GPU hardware for rendering. Raytracing-based rendering is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4" draw:text-style-name="P12" draw:layer="layout" svg:width="27.178cm" svg:height="1.123cm" svg:x="0.508cm" svg:y="13.97cm">
          <draw:text-box>
            <text:p><text:span text:style-name="T2">* Cases when objects that are </text:span><text:span text:style-name="T2">rendered are smaller than pixel. </text:span><text:span text:style-name="T2">Those are advanced topics and </text:span><text:span text:style-name="T2">are related to point rendering </text:span><text:span text:style-name="T2">(https://www.cg.tuwien.ac.at/rese</text:span><text:span text:style-name="T2">arch/publications/2022/SCHUETZ-</text:span><text:span text:style-name="T2">2022-PCC/) or micropolygon </text:span><text:span text:style-name="T2">rendering (</text:span><text:span text:style-name="T2"><text:a xlink:href="https://docs.unrealengine.com/5.0/en-US/nanite-virtualized-geometry-in-unreal-engine/" xlink:type="simple">https://docs.unrealengine.com/5.0/en-US/nanite-virtualized-geometry-in-unreal-engine/</text:a></text:span><text:span text:style-name="T2"> or </text:span><text:span text:style-name="T2">https://graphics.pixar.com/library/R</text:span><text:span text:style-name="T2">eyes/)</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6" draw:text-style-name="P1" draw:layer="layout" svg:width="25.199cm" svg:height="3.863cm" svg:x="1.4cm" svg:y="0.011cm" presentation:class="title" presentation:user-transformed="true">
          <draw:text-box>
            <text:p text:style-name="P4"><text:span text:style-name="T1">Note: </text:span><text:span text:style-name="T1">evoluti</text:span><text:span text:style-name="T1">on of </text:span><text:span text:style-name="T1">graphic</text:span><text:span text:style-name="T1">s API </text:span><text:span text:style-name="T1">and </text:span><text:span text:style-name="T1">hardwa</text:span><text:span text:style-name="T1">re</text:span></text:p>
          </draw:text-box>
        </draw:frame>
        <draw:frame presentation:style-name="pr5" draw:text-style-name="P13" draw:layer="layout" svg:width="25.199cm" svg:height="9.134cm" svg:x="1.4cm" svg:y="3.685cm" presentation:class="outline" presentation:user-transformed="true">
          <draw:text-box>
            <text:list text:style-name="L2">
              <text:list-item>
                <text:p><text:span text:style-name="T7">RTR fig 3.5</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 text:style-name="P4"><text:span text:style-name="T1">Graphics </text:span><text:span text:style-name="T1">rendering </text:span><text:span text:style-name="T1">pipeline </text:span><text:span text:style-name="T1">overview</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text:span><text:span text:style-name="T1">s </text:span><text:span text:style-name="T1">renderi</text:span><text:span text:style-name="T1">ng </text:span><text:span text:style-name="T1">pipelin</text:span><text:span text:style-name="T1">e: a </text:span><text:span text:style-name="T1">intro </text:span><text:span text:style-name="T1">not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7"><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text:span><text:span text:style-name="T1">s </text:span><text:span text:style-name="T1">renderi</text:span><text:span text:style-name="T1">ng </text:span><text:span text:style-name="T1">pipelin</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4"><text:span text:style-name="T3">Main function of g</text:span><text:span text:style-name="T1">raphics rendering pipeline (shortly pipeline) is to render a 2D image from 3D scene (objects, lights, cameras)</text:span></text:p>
              </text:list-item>
              <text:list-item>
                <text:p text:style-name="P14"><text:span text:style-name="T1">By now we have divieded rendering in two main stages:</text:span></text:p>
                <text:list>
                  <text:list-item>
                    <text:p text:style-name="P15"><text:span text:style-name="T1">Visibility calculation (which objects are visible from camera)</text:span></text:p>
                  </text:list-item>
                  <text:list-item>
                    <text:p text:style-name="P15"><text:span text:style-name="T1">Shading calculation (light-matter calculation and light transport)</text:span></text:p>
                  </text:list-item>
                </text:list>
              </text:list-item>
              <text:list-item>
                <text:p text:style-name="P15"><text:span text:style-name="T1">Graphics rendering pipeline is performing exactly those but decomposed in smaller steps or stages.</text:span></text:p>
                <text:list>
                  <text:list-item>
                    <text:p text:style-name="P15"><text:span text:style-name="T1">Input of any given stage depends on the output of previous stage</text:span></text:p>
                  </text:list-item>
                  <text:list-item>
                    <text:p text:style-name="P15"><text:span text:style-name="T1">Sequence of stages forms rendering pipeline</text:span></text:p>
                  </text:list-item>
                  <text:list-item>
                    <text:p text:style-name="P15"><text:span text:style-name="T1">Pipeline stages, although working in parallel, are stalled until slowest stage is finished. </text:span></text:p>
                  </text:list-item>
                  <text:list-item>
                    <text:p text:style-name="P15"><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15"><text:span text:style-name="T1">Graphic</text:span><text:span text:style-name="T1">s </text:span><text:span text:style-name="T1">renderi</text:span><text:span text:style-name="T1">ng </text:span><text:span text:style-name="T1">pipelin</text:span><text:span text:style-name="T1">e: </text:span><text:span text:style-name="T1">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text:span text:style-name="T1">Each of the stages is usually pipeline itself: each consists of several substages.</text:span></text:p>
              </text:list-item>
              <text:list-item>
                <text:p><text:span text:style-name="T9">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16" draw:layer="layout" svg:width="25.199cm" svg:height="2.629cm" svg:x="1.4cm" svg:y="0.628cm" presentation:class="title" presentation:user-transformed="true">
          <draw:text-box>
            <text:p text:style-name="P4"><text:span text:style-name="T10">Graphics </text:span><text:span text:style-name="T10">rendering </text:span><text:span text:style-name="T10">pipeline </text:span><text:span text:style-name="T10">overview</text:span></text:p>
          </draw:text-box>
        </draw:frame>
        <draw:custom-shape draw:style-name="gr5" draw:text-style-name="P18" draw:layer="layout" svg:width="2.032cm" svg:height="1.778cm" svg:x="3.808cm" svg:y="8.466cm">
          <text:p text:style-name="P17"><text:span text:style-name="T2">Vertex </text:span></text:p>
          <text:p text:style-name="P17"><text:span text:style-name="T2">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2.032cm" svg:height="1.778cm" svg:x="6.094cm" svg:y="8.466cm">
          <text:p text:style-name="P19"><text:span text:style-name="T11">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1.778cm" svg:height="1.778cm" svg:x="8.38cm" svg:y="8.466cm">
          <text:p text:style-name="P19"><text:span text:style-name="T11">Geometry </text:span></text:p>
          <text:p text:style-name="P19"><text:span text:style-name="T11">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1.778cm" svg:height="1.778cm" svg:x="10.466cm" svg:y="8.466cm">
          <text:p text:style-name="P19"><text:span text:style-name="T11">Cli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12.598cm" svg:y="8.466cm">
          <text:p text:style-name="P19"><text:span text:style-name="T11">Scree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1" draw:layer="layout" svg:width="2.134cm" svg:height="1.778cm" svg:x="15.546cm" svg:y="8.466cm">
          <text:p text:style-name="P19"><text:span text:style-name="T11">Triangle se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draw:layer="layout" svg:width="2.794cm" svg:height="1.778cm" svg:x="20.994cm" svg:y="8.466cm">
          <text:p text:style-name="P19"><text:span text:style-name="T11">Pixel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2.032cm" svg:height="1.778cm" svg:x="1.554cm" svg:y="8.466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11.684cm" svg:height="1.778cm" svg:x="3.71cm" svg:y="6.434cm">
          <text:p text:style-name="P17"><text:span text:style-name="T2">Geometry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4" draw:layer="layout" svg:width="2.032cm" svg:height="1.778cm" svg:x="1.424cm" svg:y="6.434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1" draw:layer="layout" svg:width="2.794cm" svg:height="1.778cm" svg:x="17.947cm" svg:y="8.467cm">
          <text:p text:style-name="P19"><text:span text:style-name="T11">Triangle</text:span></text:p>
          <text:p text:style-name="P19"><text:span text:style-name="T11"><text:s/></text:span><text:span text:style-name="T11">travers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5.08cm" svg:height="1.778cm" svg:x="15.648cm" svg:y="6.434cm">
          <text:p text:style-name="P17"><text:span text:style-name="T2">Raster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5.842cm" svg:height="1.778cm" svg:x="20.982cm" svg:y="6.434cm">
          <text:p text:style-name="P17"><text:span text:style-name="T2">Pixel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7" draw:layer="layout" svg:width="25.4cm" svg:height="1.778cm" svg:x="1.424cm" svg:y="4.357cm">
          <text:p text:style-name="P17"><text:span text:style-name="T2">Graphics rendering 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1.016cm" svg:height="0.762cm" svg:x="1.524cm" svg:y="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draw:layer="layout" svg:width="1.016cm" svg:height="1.016cm" svg:x="1.524cm" svg:y="12.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23.976cm" svg:y="8.444cm">
          <text:p text:style-name="P19"><text:span text:style-name="T11">Mer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1.016cm" svg:height="1.016cm" svg:x="1.524cm" svg:y="13.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6" draw:layer="layout" svg:width="2.348cm" svg:height="0.687cm" svg:x="2.54cm" svg:y="11.605cm">
          <draw:text-box>
            <text:p><text:span text:style-name="T2">Programmable</text:span></text:p>
          </draw:text-box>
        </draw:frame>
        <draw:frame draw:style-name="gr21" draw:text-style-name="P6" draw:layer="layout" svg:width="2.123cm" svg:height="0.687cm" svg:x="2.478cm" svg:y="12.775cm">
          <draw:text-box>
            <text:p><text:span text:style-name="T2">Configurable</text:span></text:p>
          </draw:text-box>
        </draw:frame>
        <draw:frame draw:style-name="gr22" draw:text-style-name="P6" draw:layer="layout" svg:width="1.162cm" svg:height="0.687cm" svg:x="2.449cm" svg:y="13.97cm">
          <draw:text-box>
            <text:p><text:span text:style-name="T2">Fixed</text:span></text:p>
          </draw:text-box>
        </draw:frame>
        <draw:frame draw:style-name="gr23" draw:text-style-name="P6" draw:layer="layout" svg:width="1.776cm" svg:height="0.687cm" svg:x="6.098cm" svg:y="9.398cm">
          <draw:text-box>
            <text:p><text:span text:style-name="T2">(Optional)</text:span></text:p>
          </draw:text-box>
        </draw:frame>
        <draw:frame draw:style-name="gr23" draw:text-style-name="P6" draw:layer="layout" svg:width="1.776cm" svg:height="0.687cm" svg:x="8.38cm" svg:y="9.652cm">
          <draw:text-box>
            <text:p><text:span text:style-name="T2">(Optional)</text:span></text:p>
          </draw:text-box>
        </draw:frame>
        <draw:custom-shape draw:style-name="gr24" draw:text-style-name="P28" draw:layer="layout" svg:width="25.146cm" svg:height="0.508cm" svg:x="1.524cm" svg:y="10.414cm">
          <text:p text:style-name="P17"><text:span text:style-name="T2">Compute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 note </text:span><text:span text:style-name="T1">on </text:span><text:span text:style-name="T1">hardwa</text:span><text:span text:style-name="T1">re</text:span></text:p>
          </draw:text-box>
        </draw:frame>
        <draw:frame presentation:style-name="pr7" draw:text-style-name="P29" draw:layer="layout" svg:width="25.199cm" svg:height="9.134cm" svg:x="1.4cm" svg:y="3.685cm" presentation:class="outline" presentation:user-transformed="true">
          <draw:text-box>
            <text:list text:style-name="L2">
              <text:list-item>
                <text:p text:style-name="P7"><text:span text:style-name="T1">Note that there is difference between </text:span><text:span text:style-name="T4">functional stages –</text:span><text:span text:style-name="T9"> task to be performed but not how and </text:span><text:span text:style-name="T4">implemented stages –</text:span><text:span text:style-name="T9"> how are functional stages implemented in hardware and exposed to the user as API.</text:span></text:p>
              </text:list-item>
              <text:list-item>
                <text:p text:style-name="P7"><text:span text:style-name="T9">We will describe </text:span><text:span text:style-name="T4">logical model of GPU</text:span><text:span text:style-name="T9"> – the one that is exposed to you as a programmer by API. Physical model is up to the hardware vendor.</text:span></text:p>
              </text:list-item>
              <text:list-item>
                <text:p text:style-name="P7"><text:span text:style-name="T3">CPU implements application stage. GPU</text:span><text:span text:style-name="T9">* implements conceptual geometry processing, rasterization and pixel processing stage.</text:span></text:p>
                <text:list>
                  <text:list-item>
                    <text:p><text:span text:style-name="T9">CPUs are optimized for various data structures and large code bases, they can have multiple cores but in mostly serial fashion (SIMD processing is exception)</text:span></text:p>
                  </text:list-item>
                  <text:list-item>
                    <text:p><text:span text:style-name="T9">GPUs are dedicated to large set of processors called </text:span><text:span text:style-name="T4">shader cores –</text:span><text:span text:style-name="T9"> small processors that do independent and isolated task (no information sharing and shared writable memory) in a massively parallel fashion**.</text:span></text:p>
                  </text:list-item>
                </text:list>
              </text:list-item>
            </text:list>
          </draw:text-box>
        </draw:frame>
        <draw:frame draw:style-name="gr25" draw:text-style-name="P30" draw:layer="layout" svg:width="26.924cm" svg:height="2.059cm" svg:x="0.508cm" svg:y="13.971cm">
          <draw:text-box>
            <text:p text:style-name="P10"><text:span text:style-name="T12">* </text:span><text:span text:style-name="T13">GPU – graphics processing unit, </text:span><text:span text:style-name="T13">term coined by NVIDIA to </text:span><text:span text:style-name="T13">differentiate GeForce 256 from </text:span><text:span text:style-name="T13">previous rasterization chips. From </text:span><text:span text:style-name="T13">then on, this term is still used.</text:span></text:p>
            <text:p text:style-name="P10"><text:span text:style-name="T13">** Memory access and transfer is </text:span><text:span text:style-name="T13">huge topic and efficient handling </text:span><text:span text:style-name="T13">of data transfer from CPU memory </text:span><text:span text:style-name="T13">to GPU memory is important for </text:span><text:span text:style-name="T13">efficient rendering. The term </text:span><text:span text:style-name="T13">latency describes how much </text:span><text:span text:style-name="T13">processor must wait for data </text:span><text:span text:style-name="T13">acces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1. </text:span><text:span text:style-name="T1">Applica</text:span><text:span text:style-name="T1">tion </text:span><text:span text:style-name="T1">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7"><text:span text:style-name="T1">Geometry to be rendered is sent to geometry processing stage – these are called rendering primitives (e.g., points, lines and triangles) which might end up on display device</text:span></text:p>
              </text:list-item>
            </text:list>
          </draw:text-box>
        </draw:frame>
        <draw:frame draw:style-name="gr4" draw:text-style-name="P6" draw:layer="layout" svg:width="26.416cm" svg:height="1.123cm" svg:x="0.762cm" svg:y="13.97cm">
          <draw:text-box>
            <text:p><text:span text:style-name="T2">*Some application work can be </text:span><text:span text:style-name="T2">send to GPU for processing but </text:span><text:span text:style-name="T2">not as next stage. This kind of </text:span><text:span text:style-name="T2">mode is called </text:span><text:span text:style-name="T14">compute shader –</text:span><text:span text:style-name="T13"> </text:span><text:span text:style-name="T13">treats GPU as highly parallel </text:span><text:span text:style-name="T13">general processor and not as </text:span><text:span text:style-name="T13">rendering function.</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 </text:span><text:span text:style-name="T1">Geome</text:span><text:span text:style-name="T1">try </text:span><text:span text:style-name="T1">process</text:span><text:span text:style-name="T1">ing </text:span><text:span text:style-name="T1">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sponsible for most of the per-triangle and per-vertex – geometry - operations</text:span></text:p>
                <text:list>
                  <text:list-item>
                    <text:p><text:span text:style-name="T1">Deals with transformations, projections and all other geometry handling</text:span></text:p>
                  </text:list-item>
                </text:list>
              </text:list-item>
              <text:list-item>
                <text:p><text:span text:style-name="T1">This stage computes what is drawn, how and where</text:span></text:p>
              </text:list-item>
              <text:list-item>
                <text:p><text:span text:style-name="T1">It is further divided into following functional stages:</text:span></text:p>
                <text:list>
                  <text:list-item>
                    <text:p><text:span text:style-name="T1">2.1. Vertex shading (vertex shader)</text:span></text:p>
                    <text:list>
                      <text:list-item>
                        <text:p><text:span text:style-name="T1"><text:s/></text:span><text:span text:style-name="T1">Projection</text:span></text:p>
                      </text:list-item>
                    </text:list>
                  </text:list-item>
                  <text:list-item>
                    <text:p text:style-name="P8"><text:span text:style-name="T15">2.2. Tessellation </text:span><text:span text:style-name="T1">shader</text:span></text:p>
                  </text:list-item>
                  <text:list-item>
                    <text:p><text:span text:style-name="T1">2.3. Geometry shader</text:span></text:p>
                  </text:list-item>
                  <text:list-item>
                    <text:p><text:span text:style-name="T1">2.4. Clipping</text:span></text:p>
                  </text:list-item>
                  <text:list-item>
                    <text:p><text:span text:style-name="T1">2.5. Screen mapping</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1. </text:span><text:span text:style-name="T1">Vertex </text:span><text:span text:style-name="T1">shader</text:span><text:span text:style-name="T1">*</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irst stage of functional pipeline after application stage and directly under programmer’s control.</text:span></text:p>
              </text:list-item>
              <text:list-item>
                <text:p><text:span text:style-name="T1">Before this stage, data manipulation from application stage is done by </text:span><text:span text:style-name="T4">input assembler</text:span></text:p>
                <text:list>
                  <text:list-item>
                    <text:p><text:span text:style-name="T9">For example, an object can be represented by array of positions and array of colors. Input assembler would create object’s primitives (e.g., triangle) by creating vertices with positions and colors.</text:span></text:p>
                  </text:list-item>
                </text:list>
              </text:list-item>
              <text:list-item>
                <text:p><text:span text:style-name="T9">Vertex shader is the first stage to process a triangle mesh. It provides a way to modify, create or ignore values associated with each triangle’s vertex (e.g., color, normal, texture coordinates and position).</text:span></text:p>
                <text:list>
                  <text:list-item>
                    <text:p><text:span text:style-name="T9">Note that normals do not have to be triangle normals rather normals of smooth shape which triangle mesh represents.</text:span></text:p>
                  </text:list-item>
                  <text:list-item>
                    <text:p><text:span text:style-name="T9">Note that vertex shader can not create new vertices or destroy existing ones</text:span></text:p>
                  </text:list-item>
                </text:list>
              </text:list-item>
              <text:list-item>
                <text:p><text:span text:style-name="T1">Two main tasks:</text:span></text:p>
                <text:list>
                  <text:list-item>
                    <text:p><text:span text:style-name="T1">Compute position of vertex given input from application stage.</text:span></text:p>
                  </text:list-item>
                  <text:list-item>
                    <text:p><text:span text:style-name="T1">Evaluate/set-up any additional vertex data output desired by programmer such as normal and texture coordinates</text:span></text:p>
                  </text:list-item>
                </text:list>
              </text:list-item>
            </text:list>
          </draw:text-box>
        </draw:frame>
        <draw:frame draw:style-name="gr26" draw:text-style-name="P6" draw:layer="layout" svg:width="27.178cm" svg:height="1.995cm" svg:x="0.508cm" svg:y="13.97cm">
          <draw:text-box>
            <text:p><text:span text:style-name="T2">* Traditionally, shading was </text:span><text:span text:style-name="T2">performed by applying light at </text:span><text:span text:style-name="T2">vertex position and normal. </text:span><text:span text:style-name="T2">Result was stored as color per </text:span><text:span text:style-name="T2">vertex and interpolated across </text:span><text:span text:style-name="T2">triangle. This can be also used </text:span><text:span text:style-name="T2">today if simpler and more faster </text:span><text:span text:style-name="T2">shading is needed. This is why </text:span><text:span text:style-name="T2">programmable vertex processing </text:span><text:span text:style-name="T2">unit was named “vertex shader” </text:span><text:span text:style-name="T2">also the name: “vertex shading” </text:span><text:span text:style-name="T2">performed by this stage which is </text:span><text:span text:style-name="T2">kept even today. In modern GPU-s </text:span><text:span text:style-name="T2">and API-s, some or all shading </text:span><text:span text:style-name="T2">takes place in pixel processing </text:span><text:span text:style-name="T2">stage. Vertex shading stage is </text:span><text:span text:style-name="T2">more general and doesn’t have to </text:span><text:span text:style-name="T2">perform equation at all – </text:span><text:span text:style-name="T2">depending on programmer. Vertex </text:span><text:span text:style-name="T2">shader is more ge neral unit </text:span><text:span text:style-name="T2">dedicated to setting up data </text:span><text:span text:style-name="T2">associated with each vertex.</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text:span><text:span text:style-name="T1">shader </text:span><text:span text:style-name="T1">applica</text:span><text:span text:style-name="T1">tions</text:span></text:p>
          </draw:text-box>
        </draw:frame>
        <draw:frame presentation:style-name="pr8" draw:text-style-name="P29" draw:layer="layout" svg:width="25.199cm" svg:height="9.134cm" svg:x="1.4cm" svg:y="3.685cm" presentation:class="outline" presentation:user-transformed="true">
          <draw:text-box>
            <text:list text:style-name="L2">
              <text:list-item>
                <text:p text:style-name="P7"><text:span text:style-name="T1">An example of vertex shader task is animating objects using transformations on vertices.</text:span></text:p>
                <text:list>
                  <text:list-item>
                    <text:p><text:span text:style-name="T7">Vertex blending – RTR 4.4</text:span></text:p>
                  </text:list-item>
                  <text:list-item>
                    <text:p><text:span text:style-name="T7">Morphing – RTR 4.5.</text:span></text:p>
                  </text:list-item>
                </text:list>
              </text:list-item>
              <text:list-item>
                <text:p><text:span text:style-name="T16">Object generation: creating mesh once and then deforming it by vertex shader</text:span></text:p>
              </text:list-item>
              <text:list-item>
                <text:p><text:span text:style-name="T16">Animating characters using skinning and morphing</text:span></text:p>
              </text:list-item>
              <text:list-item>
                <text:p><text:span text:style-name="T16">Procedural deformations such as cloth or water</text:span></text:p>
              </text:list-item>
              <text:list-item>
                <text:p><text:span text:style-name="T16">Instancing objects: copying same object in different positions in the scene.</text:span></text:p>
              </text:list-item>
              <text:list-item>
                <text:p><text:span text:style-name="T16">Particle creation: using degenerate (no area) mesh down the pipeline and using those as positions where instancing takes place </text:span></text:p>
              </text:list-item>
              <text:list-item>
                <text:p><text:span text:style-name="T16">VFX: lens distort, heat haze, water ripples, page curls</text:span></text:p>
              </text:list-item>
              <text:list-item>
                <text:p><text:span text:style-name="T16">Terrain modeling by applying height fields given by texture</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text:span><text:span text:style-name="T1">shadin</text:span><text:span text:style-name="T1">g: </text:span><text:span text:style-name="T1">comput</text:span><text:span text:style-name="T1">ing </text:span><text:span text:style-name="T1">vertex </text:span><text:span text:style-name="T1">positio</text:span><text:span text:style-name="T1">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Vertex positions of a model is minimal information that has to be passed from application stage to vertex shading stage.</text:span></text:p>
              </text:list-item>
              <text:list-item>
                <text:p><text:span text:style-name="T1">On the way to rasterization stage, vertex shading performs transformation of a model in several different spaces or coordinate systems:</text:span></text:p>
                <text:list>
                  <text:list-item>
                    <text:p><text:span text:style-name="T1">Model</text:span></text:p>
                  </text:list-item>
                  <text:list-item>
                    <text:p><text:span text:style-name="T1">World</text:span></text:p>
                  </text:list-item>
                  <text:list-item>
                    <text:p><text:span text:style-name="T1">View/camera</text:span></text:p>
                  </text:list-item>
                  <text:list-item>
                    <text:p><text:span text:style-name="T1">Clip</text:span></text:p>
                  </text:list-item>
                </text:list>
              </text:list-item>
            </text:list>
            <text:p><text:span text:style-name="T7">&lt;IMAGE: BIG PICTURE OF TRANSFORMATIONS&gt;</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odel </text:span><text:span text:style-name="T1">space</text:span></text:p>
          </draw:text-box>
        </draw:frame>
        <draw:frame presentation:style-name="pr5" draw:text-style-name="P29" draw:layer="layout" svg:width="25.199cm" svg:height="9.134cm" svg:x="1.778cm" svg:y="3.257cm" presentation:class="outline" presentation:user-transformed="true">
          <draw:text-box>
            <text:list text:style-name="L2">
              <text:list-item>
                <text:p text:style-name="P7"><text:span text:style-name="T1">Originally, model that is given to vertex shading stage is in its own space – </text:span><text:span text:style-name="T4">model space</text:span><text:span text:style-name="T1">. This means that model has not been transformed at all. </text:span></text:p>
              </text:list-item>
              <text:list-item>
                <text:p><text:span text:style-name="T1">Each model can be associated with </text:span><text:span text:style-name="T4">model transform –</text:span><text:span text:style-name="T9"> for positioning and orienting</text:span></text:p>
                <text:list>
                  <text:list-item>
                    <text:p><text:span text:style-name="T9">Each model can have multiple transforms – this allows copying the same model across the 3D scene without specifying additional geometry – </text:span><text:span text:style-name="T4">instancing - </text:span><text:span text:style-name="T9"><text:s/>same model can have different locations, orientations and sizes in the same scene.</text:span></text:p>
                  </text:list-item>
                  <text:list-item>
                    <text:p><text:span text:style-name="T17">&lt;IMAGE: INSTANCING&gt;</text:span></text:p>
                  </text:list-item>
                </text:list>
              </text:list-item>
              <text:list-item>
                <text:p><text:span text:style-name="T18">Model transform is applied on model’s vertices and normals. Coordinates of a object are also called model </text:span><text:span text:style-name="T19">coordinates</text:span><text:span text:style-name="T18">. </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World </text:span><text:span text:style-name="T1">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 transform has been applied on model coordiantes, the model is said to be in </text:span><text:span text:style-name="T4">world coordinates</text:span><text:span text:style-name="T1"> or </text:span><text:span text:style-name="T4">world space</text:span><text:span text:style-name="T1">.</text:span></text:p>
              </text:list-item>
              <text:list-item>
                <text:p><text:span text:style-name="T1">World space is unique and after all models have been transformed with their respective model transforms, they all exist in the same space – world space.</text:span></text:p>
              </text:list-item>
            </text:list>
            <text:p><text:span text:style-name="T7">&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amera </text:span><text:span text:style-name="T1">(view, </text:span><text:span text:style-name="T1">eye) </text:span><text:span text:style-name="T1">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Not all objects in the world space are visible from camera and thus not rendered. </text:span></text:p>
              </text:list-item>
              <text:list-item>
                <text:p><text:span text:style-name="T1">Camera has a location and orientation in world space which can be used for positioning and aiming the camera.</text:span></text:p>
              </text:list-item>
              <text:list-item>
                <text:p><text:span text:style-name="T1">For further steps of the pipeline: projection and clipping, camera and all objects are tranformed with </text:span><text:span text:style-name="T4">view (camera) transform</text:span><text:span text:style-name="T9">. </text:span></text:p>
              </text:list-item>
              <text:list-item>
                <text:p><text:span text:style-name="T9">With view transform, camera is placed in world origin and aimed in negative z axis with y pointing up and x pointing right*.</text:span></text:p>
              </text:list-item>
              <text:list-item>
                <text:p><text:span text:style-name="T9">After transform, the model is said to be in </text:span><text:span text:style-name="T4">camera</text:span><text:span text:style-name="T9"> </text:span><text:span text:style-name="T4">(view or eye) space.</text:span></text:p>
              </text:list-item>
            </text:list>
            <text:p><text:span text:style-name="T20">&lt;EXAMPLE: MODEL TO VIEW SPACE&gt;</text:span></text:p>
            <text:list text:continue-numbering="true" text:style-name="L2">
              <text:list-item>
                <text:p><text:span text:style-name="T18">Practical note: model and view transform can be implemented as one 4x4 matrix for efficient multiplication with vertex and normal vectors.</text:span></text:p>
                <text:list>
                  <text:list-item>
                    <text:p><text:span text:style-name="T18">Note: programmer has full control over how the position and normals are computed.</text:span></text:p>
                  </text:list-item>
                </text:list>
              </text:list-item>
            </text:list>
          </draw:text-box>
        </draw:frame>
        <draw:frame draw:style-name="gr4" draw:text-style-name="P6" draw:layer="layout" svg:width="27.432cm" svg:height="1.123cm" svg:x="0.254cm" svg:y="14.224cm">
          <draw:text-box>
            <text:p><text:span text:style-name="T2">* This convention is called </text:span><text:span text:style-name="T2">negative </text:span><text:span text:style-name="T21">z axis convention. </text:span><text:span text:style-name="T21">Another convention is positive z </text:span><text:span text:style-name="T21">axis convention. All are fine but </text:span><text:span text:style-name="T21">must be consistently used when </text:span><text:span text:style-name="T21">decided. Actual position and </text:span><text:span text:style-name="T21">direction after view transform are </text:span><text:span text:style-name="T21">dependent on underlying API.</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text:span><text:span text:style-name="T1">shadin</text:span><text:span text:style-name="T1">g: </text:span><text:span text:style-name="T1">projecti</text:span><text:span text:style-name="T1">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22">z-buffer – </text:span><text:span text:style-name="T23">this ways model is projected from three to two dimensions.</text:span></text:p>
                <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text:span><text:span text:style-name="T1">shadin</text:span><text:span text:style-name="T1">g: clip </text:span><text:span text:style-name="T1">coordin</text:span><text:span text:style-name="T1">at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perspective transforms have been applied on model, the model coordinates are said to be clip coordinates.</text:span></text:p>
              </text:list-item>
              <text:list-item>
                <text:p><text:span text:style-name="T1">These are homogeneous coordiantes (before division with w)</text:span></text:p>
              </text:list-item>
              <text:list-item>
                <text:p><text:span text:style-name="T1">Vertex stage must always output coordinates in this type for next functional stage: clipping to work correctly.</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text:span><text:span text:style-name="T1">shadin</text:span><text:span text:style-name="T1">g: </text:span><text:span text:style-name="T1">additio</text:span><text:span text:style-name="T1">nal </text:span><text:span text:style-name="T1">data</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y now we discussed how vertices are processed in vertex shading stage. This data gives information about object shape but not its appearance.</text:span></text:p>
              </text:list-item>
              <text:list-item>
                <text:p><text:span text:style-name="T1">Appearance is dependent on object </text:span><text:span text:style-name="T4">material and light sources</text:span><text:span text:style-name="T1"> in the scene. </text:span></text:p>
                <text:list>
                  <text:list-item>
                    <text:p><text:span text:style-name="T1">Materials and lights can be modeled in any number of ways: from simple color to elaborated physical descriptions which determine or are used for computing the color.</text:span></text:p>
                  </text:list-item>
                </text:list>
              </text:list-item>
              <text:list-item>
                <text:p><text:span text:style-name="T1">Alongside vertex position and normal, material and light sources data are used in </text:span><text:span text:style-name="T4">shading. </text:span><text:span text:style-name="T9">Shading involves computing the shading equation which relies on those data.</text:span></text:p>
              </text:list-item>
              <text:list-item>
                <text:p><text:span text:style-name="T4">Shading </text:span><text:span text:style-name="T9">is performed at various points on object. It</text:span><text:span text:style-name="T4"> can be </text:span><text:span text:style-name="T9">performed both in vertex shading stage or pixel processing stage.</text:span></text:p>
              </text:list-item>
              <text:list-item>
                <text:p><text:span text:style-name="T9">Data used for shading can be stored per vertex: location, normal, material parameters (e.g., color, texture coordinates) or any other numerical information needed for evaluating shading equation.</text:span></text:p>
              </text:list-item>
              <text:list-item>
                <text:p><text:span text:style-name="T9">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Geome</text:span><text:span text:style-name="T1">try </text:span><text:span text:style-name="T1">process</text:span><text:span text:style-name="T1">ing: </text:span><text:span text:style-name="T1">optiona</text:span><text:span text:style-name="T1">l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andard use of GPU’s pipeline is to send data through vertex shader, then rasterize the resulting triangles and process those in the pixel shader.</text:span></text:p>
              </text:list-item>
              <text:list-item>
                <text:p text:style-name="P7"><text:span text:style-name="T3">Optional processing </text:span><text:span text:style-name="T1">are:</text:span></text:p>
                <text:list>
                  <text:list-item>
                    <text:p><text:span text:style-name="T1">Tessellation – curved surface can be generated with appropriate number of triangles. Sub-stages: hull shader, tessellator and domain shader</text:span></text:p>
                  </text:list-item>
                  <text:list-item>
                    <text:p><text:span text:style-name="T1">Geometry shader – takes in various primitives (e.g., triangles) and creates new vertices. Often used for particle generation – e.g., a set of vertices are given and square can be created for more detailed shading.</text:span></text:p>
                  </text:list-item>
                  <text:list-item>
                    <text:p><text:span text:style-name="T1">Stream output – instead of sending vertices down the pipeline, these can be outputted for further processing to CPU or GPU.</text:span></text:p>
                  </text:list-item>
                </text:list>
              </text:list-item>
              <text:list-item>
                <text:p><text:span text:style-name="T1">Usage of those depends on GPU hardware (not all GPU supports those stages) and application.</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ext:span><text:span text:style-name="T1">try </text:span><text:span text:style-name="T1">process</text:span><text:span text:style-name="T1">ing: </text:span><text:span text:style-name="T1">cli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Only primitives that are partially of fully in view volume need to be passed to the rasterization stage and pixel processing for drawing on screen.</text:span></text:p>
              </text:list-item>
              <text:list-item>
                <text:p><text:span text:style-name="T1">Primitive that is fully in view volume will be passed further without clipping</text:span></text:p>
              </text:list-item>
              <text:list-item>
                <text:p><text:span text:style-name="T1">Primitives that are partially in view volume require clipping. </text:span></text:p>
                <text:list>
                  <text:list-item>
                    <text:p><text:span text:style-name="T1">After view and projection transformations, clipping of primitive is always done against unit cube. </text:span></text:p>
                  </text:list-item>
                  <text:list-item>
                    <text:p><text:span text:style-name="T7">&lt;EXAMPLE: CLIPPING PROCESS FOR TRIANGLE&gt;</text:span></text:p>
                    <text:list>
                      <text:list-item>
                        <text:p><text:span text:style-name="T1">Vertex that is outside of view volume is removed. New vertices are created on clipping position.</text:span></text:p>
                      </text:list-item>
                    </text:list>
                  </text:list-item>
                </text:list>
              </text:list-item>
              <text:list-item>
                <text:p><text:span text:style-name="T1">Additional clipping planes can be introduced by programmer to chop the visibility of objects </text:span></text:p>
              </text:list-item>
              <text:list-item>
                <text:p><text:span text:style-name="T1">Clipping uses 4 homogeneous coordinates produced by projection. The fourth coordinate is used for correct interpolation and clipping if perspective projection is used. </text:span></text:p>
              </text:list-item>
              <text:list-item>
                <text:p text:style-name="P7"><text:span text:style-name="T3">Finally perspective division is performed → resulting triangle positions are in normalized device coordinates (NDC) – a canonical view volume that ranges from (-1, -1, </text:span><text:span text:style-name="T1">-1) to (1,1,1).</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ext:span><text:span text:style-name="T1">try </text:span><text:span text:style-name="T1">process</text:span><text:span text:style-name="T1">ing: </text:span><text:span text:style-name="T1">Screen </text:span><text:span text:style-name="T1">mappi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lipped primitives inside view volume are passed on </text:span><text:span text:style-name="T4">screen mapping</text:span><text:span text:style-name="T1">.</text:span></text:p>
              </text:list-item>
              <text:list-item>
                <text:p><text:span text:style-name="T1">Coordinates entering this stage are still 3D.</text:span></text:p>
              </text:list-item>
              <text:list-item>
                <text:p><text:span text:style-name="T1">X and y coordinates are transformed to form </text:span><text:span text:style-name="T4">screen coordinates</text:span><text:span text:style-name="T1">.</text:span></text:p>
                <text:list>
                  <text:list-item>
                    <text:p><text:span text:style-name="T1">Screen mapping is translation followed by scaling to map to screen with dimensions (x1,y1) and (x2, y2).</text:span></text:p>
                  </text:list-item>
                  <text:list-item>
                    <text:p><text:span text:style-name="T7">&lt;IMAGE&gt;</text:span></text:p>
                  </text:list-item>
                </text:list>
              </text:list-item>
              <text:list-item>
                <text:p><text:span text:style-name="T1">Screen coordinates with z coordinates are called </text:span><text:span text:style-name="T4">window coordinates</text:span><text:span text:style-name="T1">.</text:span></text:p>
                <text:list>
                  <text:list-item>
                    <text:p><text:span text:style-name="T1">Z coordinates are mapped in (0,1). DX vs GL.</text:span></text:p>
                  </text:list-item>
                  <text:list-item>
                    <text:p><text:span text:style-name="T7">&lt;IMAGE&gt;</text:span></text:p>
                  </text:list-item>
                </text:list>
              </text:list-item>
              <text:list-item>
                <text:p><text:span text:style-name="T1">Window coordinates are passed to the rasterizer stage.</text:span></text:p>
                <text:p><text:span text:style-name="T1"/></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 </text:span><text:span text:style-name="T1">Rasteri</text:span><text:span text:style-name="T1">zation </text:span><text:span text:style-name="T1">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7"><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4" draw:text-style-name="P6" draw:layer="layout" svg:width="27.178cm" svg:height="1.123cm" svg:x="0.508cm" svg:y="14.224cm">
          <draw:text-box>
            <text:p><text:span text:style-name="T12">* Point and line primitives sent </text:span><text:span text:style-name="T12">down the pipeline also create </text:span><text:span text:style-name="T2">fragments for covered pixels.</text:span></text:p>
            <text:p><text:span text:style-name="T2">** Those can also process points </text:span><text:span text:style-name="T2">and lines, but triangle is most </text:span><text:span text:style-name="T2">often used primitive and thus the </text:span><text:span text:style-name="T2">name.</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1 </text:span><text:span text:style-name="T1">Rasteri</text:span><text:span text:style-name="T1">zation: </text:span><text:span text:style-name="T1">triangle </text:span><text:span text:style-name="T1">setu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2 </text:span><text:span text:style-name="T1">Rasteri</text:span><text:span text:style-name="T1">zation: </text:span><text:span text:style-name="T1">triangle </text:span><text:span text:style-name="T1">travers</text:span><text:span text:style-name="T1">al</text:span></text:p>
          </draw:text-box>
        </draw:frame>
        <draw:frame presentation:style-name="pr5" draw:text-style-name="P29" draw:layer="layout" svg:width="25.199cm" svg:height="9.134cm" svg:x="1.4cm" svg:y="3.685cm" presentation:class="outline" presentation:user-transformed="true">
          <draw:text-box>
            <text:list text:style-name="L2">
              <text:list-item>
                <text:p text:style-name="P7"><text:span text:style-name="T3">Each pixel sample is checked if covered by a triangle. </text:span><text:span text:style-name="T9">Finding which samples for which pixels are inside a triangle is called</text:span><text:span text:style-name="T4"> triangle traversial</text:span></text:p>
              </text:list-item>
              <text:list-item>
                <text:p><text:span text:style-name="T1">Part of the pixel that overlaps the triangle is generated and called the </text:span><text:span text:style-name="T4">fragment</text:span></text:p>
              </text:list-item>
              <text:list-item>
                <text:p><text:span text:style-name="T9">Each triangle fragment properties are generated using data </text:span><text:span text:style-name="T4">interpolated</text:span><text:span text:style-name="T9"> among three triangle vertices, taking in account perspective – </text:span><text:span text:style-name="T4">perspective-correct interpolation*</text:span><text:span text:style-name="T9">.</text:span></text:p>
                <text:list>
                  <text:list-item>
                    <text:p><text:span text:style-name="T9">Properties: fragment depth and any shading data from geometry processing stage.</text:span></text:p>
                  </text:list-item>
                </text:list>
              </text:list-item>
              <text:list-item>
                <text:p><text:span text:style-name="T9">All pixels, that is fragments are sent to pixel processing stage.</text:span></text:p>
              </text:list-item>
            </text:list>
          </draw:text-box>
        </draw:frame>
        <draw:frame draw:style-name="gr2" draw:text-style-name="P6" draw:layer="layout" svg:width="27.178cm" svg:height="0.687cm" svg:x="0.508cm" svg:y="14.224cm">
          <draw:text-box>
            <text:p><text:span text:style-name="T2">* Another type of interpolations </text:span><text:span text:style-name="T2">are available; such as screen-</text:span><text:span text:style-name="T2">space interpolation where </text:span><text:span text:style-name="T2">perspective is not taken in </text:span><text:span text:style-name="T2">account.</text:span></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 Pixel </text:span><text:span text:style-name="T1">process</text:span><text:span text:style-name="T1">ing </text:span><text:span text:style-name="T1">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ll pixels or pixel fragments that are considered inside a triangle (or other primitive) are found in previous stages. Now, computations on those are made.</text:span></text:p>
              </text:list-item>
              <text:list-item>
                <text:p><text:span text:style-name="T1">Pixel processing stage can be divided into:</text:span></text:p>
                <text:list>
                  <text:list-item>
                    <text:p><text:span text:style-name="T1">4.1 Pixel shading</text:span></text:p>
                  </text:list-item>
                  <text:list-item>
                    <text:p><text:span text:style-name="T1">4.2 Pixel merging</text:span></text:p>
                  </text:list-item>
                </text:list>
              </text:list-item>
              <text:list-item>
                <text:p><text:span text:style-name="T1">Executes program per pixel to determine its color and if color is visible (depth testing) as well as blending of pixel colors with newly computed with old color. </text:span></text:p>
              </text:list-item>
              <text:list-item>
                <text:p><text:span text:style-name="T1">Runs on GPU.</text:span></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1 </text:span><text:span text:style-name="T1">Pixel </text:span><text:span text:style-name="T1">process</text:span><text:span text:style-name="T1">ing: </text:span><text:span text:style-name="T1">pixel </text:span><text:span text:style-name="T1">shadi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Any </text:span><text:span text:style-name="T4">per-pixel (fragment) shading</text:span><text:span text:style-name="T1"> performs here</text:span></text:p>
                <text:list>
                  <text:list-item>
                    <text:p text:style-name="P9"><text:span text:style-name="T1">For computation, </text:span><text:span text:style-name="T4">interpolated shading data</text:span><text:span text:style-name="T1"> from previous stage is used</text:span></text:p>
                  </text:list-item>
                </text:list>
              </text:list-item>
              <text:list-item>
                <text:p text:style-name="P9"><text:span text:style-name="T4">Result of this stage is one or more colors</text:span><text:span text:style-name="T1"> for each pixel/fragment that are passed further the pipeline</text:span></text:p>
              </text:list-item>
              <text:list-item>
                <text:p text:style-name="P9"><text:span text:style-name="T1">Pixel shading stage is peformed by </text:span><text:span text:style-name="T4">programmable GPU cores</text:span></text:p>
                <text:list>
                  <text:list-item>
                    <text:p text:style-name="P9"><text:span text:style-name="T1">Programmer supplies a </text:span><text:span text:style-name="T4">program for pixel (fragment) shader</text:span><text:span text:style-name="T1"> that contain any desired computations.</text:span></text:p>
                  </text:list-item>
                  <text:list-item>
                    <text:p text:style-name="P9"><text:span text:style-name="T1">Most commonly, here we can define </text:span><text:span text:style-name="T4">shading equations (scattering function)</text:span><text:span text:style-name="T1"> and </text:span><text:span text:style-name="T4">texturing</text:span><text:span text:style-name="T1">: putting one or more images to the object or procedural defining a texture pattern.</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2 </text:span><text:span text:style-name="T1">Pixel </text:span><text:span text:style-name="T1">process</text:span><text:span text:style-name="T1">ing: </text:span><text:span text:style-name="T1">pixel </text:span><text:span text:style-name="T1">mergin</text:span><text:span text:style-name="T1">g </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Information for each pixel (generated in pixel shader) is stored in </text:span><text:span text:style-name="T4">color buffer –</text:span><text:span text:style-name="T9"> rectangular array of of colors (r,g,b).</text:span></text:p>
              </text:list-item>
              <text:list-item>
                <text:p text:style-name="P9"><text:span text:style-name="T9">This stage is responsible to combine (blend) fragment color produced by pixel shading stage with the color currently stored in color buffer using depth values of those fragments (also available after pixel shader stage).</text:span></text:p>
                <text:list>
                  <text:list-item>
                    <text:p text:style-name="P9"><text:span text:style-name="T9">For opaque surfaces not blending is needed: fragment color simply replace the previously stored color</text:span></text:p>
                  </text:list-item>
                  <text:list-item>
                    <text:p text:style-name="P9"><text:span text:style-name="T9">Blending of fragment and stored color is important for transparent objects and compositing operations.</text:span></text:p>
                  </text:list-item>
                  <text:list-item>
                    <text:p text:style-name="P9"><text:span text:style-name="T9">This stage is also called </text:span><text:span text:style-name="T4">raster operations pipeline (ROP)</text:span><text:span text:style-name="T9"> or </text:span><text:span text:style-name="T4">render output unit*</text:span><text:span text:style-name="T9">.</text:span></text:p>
                  </text:list-item>
                </text:list>
              </text:list-item>
              <text:list-item>
                <text:p text:style-name="P9"><text:span text:style-name="T9">This stage is not fully programmable, but highly configurable** for achieving various effects (e.g., transparency). It uses following buffers for computations:</text:span></text:p>
                <text:list>
                  <text:list-item>
                    <text:p text:style-name="P9"><text:span text:style-name="T4">Z-buffer</text:span></text:p>
                  </text:list-item>
                  <text:list-item>
                    <text:p text:style-name="P9"><text:span text:style-name="T4">Alpha channel</text:span><text:span text:style-name="T9"> (part of color buffer)</text:span></text:p>
                  </text:list-item>
                  <text:list-item>
                    <text:p text:style-name="P9"><text:span text:style-name="T4">Stencil buffer</text:span></text:p>
                  </text:list-item>
                </text:list>
              </text:list-item>
              <text:list-item>
                <text:p text:style-name="P9"><text:span text:style-name="T4">Frame buffer</text:span><text:span text:style-name="T9"> generally consists of all buffers on a system.</text:span></text:p>
              </text:list-item>
            </text:list>
          </draw:text-box>
        </draw:frame>
        <draw:frame draw:style-name="gr4" draw:text-style-name="P6" draw:layer="layout" svg:width="27.432cm" svg:height="1.123cm" svg:x="0.254cm" svg:y="14.224cm">
          <draw:text-box>
            <text:p><text:span text:style-name="T2">* DirectX calls this stage output </text:span><text:span text:style-name="T2">merger. OpenGL calls this stage </text:span><text:span text:style-name="T2">per-sample operations.</text:span></text:p>
            <text:p><text:span text:style-name="T2">** Some APIs have support for </text:span><text:span text:style-name="T2">raster order views – pixel shader </text:span><text:span text:style-name="T2">ordering – which enables </text:span><text:span text:style-name="T2">programmable blending </text:span><text:span text:style-name="T2">capabilities (Real-Time Rendering </text:span><text:span text:style-name="T2">Book).</text:span></text:p>
          </draw:text-box>
        </draw:frame>
        <presentation:notes draw:style-name="dp2">
          <draw:page-thumbnail draw:style-name="gr1" draw:layer="layout" svg:width="19.798cm" svg:height="11.136cm" svg:x="0.6cm" svg:y="2.257cm" draw:page-number="40" presentation:class="page"/>
          <draw:frame presentation:style-name="pr3" draw:text-style-name="P11"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9" draw:text-style-name="P5" draw:layer="layout" svg:width="25.199cm" svg:height="2.629cm" svg:x="1.4cm" svg:y="0.628cm" presentation:class="title" presentation:user-transformed="true">
          <draw:text-box>
            <text:p text:style-name="P4"><text:span text:style-name="T1">Pixel </text:span><text:span text:style-name="T1">process</text:span><text:span text:style-name="T1">ing: z-</text:span><text:span text:style-name="T1">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the whole scene has been rendered, the </text:span><text:span text:style-name="T4">color buffer</text:span><text:span text:style-name="T1"> should contain </text:span><text:span text:style-name="T4">colors of the primitives</text:span><text:span text:style-name="T1"> (e.g., triangles) in the scene </text:span><text:span text:style-name="T4">visible from camera point of view</text:span><text:span text:style-name="T1">.</text:span></text:p>
              </text:list-item>
              <text:list-item>
                <text:p><text:span text:style-name="T1">For most graphics hardware this is achieved using, </text:span><text:span text:style-name="T4">z-buffer (depth buffer). </text:span></text:p>
                <text:list>
                  <text:list-item>
                    <text:p><text:span text:style-name="T9">Z-buffer is same size and shape as color buffer, but for each pixel it stores </text:span><text:span text:style-name="T4">z-value to the closest primitive</text:span><text:span text:style-name="T9">.</text:span><text:span text:style-name="T1"> </text:span></text:p>
                  </text:list-item>
                </text:list>
              </text:list-item>
              <text:list-item>
                <text:p><text:span text:style-name="T1">Z-value and color of pixel are updated with z-value and color of pixel being rendered</text:span></text:p>
                <text:list>
                  <text:list-item>
                    <text:p><text:span text:style-name="T1">When a primitive is being rendered at a certain pixel, z-value at that pixel is being computed and compared to the z-buffer: if new z-value is smaller then one in z-buffer then that pixel is rendered closer to camera than previous pixel - which means updating color and z-buffer. Otherwise, color and z-buffer are not changed.</text:span></text:p>
                  </text:list-item>
                </text:list>
              </text:list-item>
              <text:list-item>
                <text:p><text:span text:style-name="T1">Z-buffer algorithm is simple and of </text:span><text:span text:style-name="T4">O(n)</text:span><text:span text:style-name="T1"> complexity, where n is number of primitives </text:span></text:p>
              </text:list-item>
              <text:list-item>
                <text:p><text:span text:style-name="T1">Z-buffer algorithm works for any primitive for which z-value can be computed, allows primitives to be rendered in any order and thus very much used – </text:span><text:span text:style-name="T4">order independent</text:span><text:span text:style-name="T1">.</text:span></text:p>
              </text:list-item>
              <text:list-item>
                <text:p><text:span text:style-name="T1">Z-Buffer stores only single depth value for each pixel – in the case of partially </text:span><text:span text:style-name="T4">transparent</text:span><text:span text:style-name="T1"> objects; those must be rendered after all opaque primitives with end to front order* (or using order-independent algorithm), thus transparency is major weakness of z-buffer.</text:span></text:p>
              </text:list-item>
            </text:list>
          </draw:text-box>
        </draw:frame>
        <draw:frame draw:style-name="gr4" draw:text-style-name="P6" draw:layer="layout" svg:width="27.178cm" svg:height="1.123cm" svg:x="0.508cm" svg:y="13.97cm">
          <draw:text-box>
            <text:p><text:span text:style-name="T2">* Many algorithms require a </text:span><text:span text:style-name="T2">specific order of execution. Often </text:span><text:span text:style-name="T2">example is drawing transparent </text:span><text:span text:style-name="T2">objects. In the standard pipeline, </text:span><text:span text:style-name="T2">the fragment results are sorted in </text:span><text:span text:style-name="T2">merger stage before being </text:span><text:span text:style-name="T2">processed. DirectX API introduced </text:span><text:span text:style-name="T2">rasterizer order views (ROV) to </text:span><text:span text:style-name="T2">enforce order of exectution.</text:span></text:p>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draw:frame presentation:style-name="pr10" draw:text-style-name="P5" draw:layer="layout" svg:width="25.199cm" svg:height="2.629cm" svg:x="1.4cm" svg:y="0.628cm" presentation:class="title" presentation:user-transformed="true">
          <draw:text-box>
            <text:p text:style-name="P4"><text:span text:style-name="T1">Pixel </text:span><text:span text:style-name="T1">process</text:span><text:span text:style-name="T1">ing: z-</text:span><text:span text:style-name="T1">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Let’s recap the pipeline for now: <text:s/></text:span></text:p>
                <text:list>
                  <text:list-item>
                    <text:p><text:span text:style-name="T1">Fragment generated by rasterization </text:span></text:p>
                  </text:list-item>
                  <text:list-item>
                    <text:p><text:span text:style-name="T15">Fragment </text:span><text:span text:style-name="T1">is then run through pixel shader </text:span></text:p>
                  </text:list-item>
                  <text:list-item>
                    <text:p><text:span text:style-name="T1">Finally, in merging stage, this fragment is tested for visibility using z-buffer</text:span></text:p>
                  </text:list-item>
                </text:list>
              </text:list-item>
              <text:list-item>
                <text:p><text:span text:style-name="T1">In third step, fragment can be discarded and all processing that was done was unnecessary. </text:span></text:p>
              </text:list-item>
              <text:list-item>
                <text:p><text:span text:style-name="T1">Therefore, many GPUs perform some merge testing before pixel shader is exectued.</text:span></text:p>
                <text:list>
                  <text:list-item>
                    <text:p><text:span text:style-name="T1">Z value of fragment is available after rasterization and it can be used for testing visibility and culling if hidden before pixel shader → </text:span><text:span text:style-name="T4">early-z</text:span><text:span text:style-name="T1"> technique</text:span></text:p>
                  </text:list-item>
                  <text:list-item>
                    <text:p><text:span text:style-name="T1">Note that pixel shader can change z-depth of the fragment or discard whole fragment. In this case, early-z is not possible. </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11" draw:text-style-name="P5" draw:layer="layout" svg:width="25.199cm" svg:height="2.629cm" svg:x="1.4cm" svg:y="0.628cm" presentation:class="title" presentation:user-transformed="true">
          <draw:text-box>
            <text:p text:style-name="P4"><text:span text:style-name="T1">Pixel </text:span><text:span text:style-name="T1">process</text:span><text:span text:style-name="T1">ing: </text:span><text:span text:style-name="T1">alpha </text:span><text:span text:style-name="T1">chann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olor buffer also contains information about</text:span><text:span text:style-name="T4"> alpha value – alpha channel.</text:span></text:p>
              </text:list-item>
              <text:list-item>
                <text:p><text:span text:style-name="T1">Alpha value stores opacity value for each pixel.</text:span></text:p>
              </text:list-item>
              <text:list-item>
                <text:p><text:span text:style-name="T1">Alpha value can be used for selective discarding of pixels using alpha test feature of pixel (fragment) shader.</text:span></text:p>
                <text:list>
                  <text:list-item>
                    <text:p><text:span text:style-name="T1">Using this test, we can ensure that fully transparent pixels/fragments do not affect the z-buffer</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text:span><text:span text:style-name="T1">process</text:span><text:span text:style-name="T1">ing: </text:span><text:span text:style-name="T1">stencil </text:span><text:span text:style-name="T1">buffer </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encil buffer is the type of so called </text:span><text:span text:style-name="T4">offscreen buffer* –</text:span><text:span text:style-name="T9"> buffer that records locations of rendered primitives but not for directly showing on a screen rather used for pixel merging stage.</text:span></text:p>
                <text:list>
                  <text:list-item>
                    <text:p><text:span text:style-name="T9">For example, we can render filled rectangle into stencil buffer. This buffer is then used to render scene primitives into the color buffer only where the rectangle is present</text:span></text:p>
                  </text:list-item>
                </text:list>
              </text:list-item>
              <text:list-item>
                <text:p><text:span text:style-name="T9">Stencil buffer is used in combination with different operators which are offers powerful tool for generating some special effects.</text:span></text:p>
              </text:list-item>
            </text:list>
          </draw:text-box>
        </draw:frame>
        <draw:frame draw:style-name="gr2" draw:text-style-name="P6" draw:layer="layout" svg:width="26.924cm" svg:height="0.687cm" svg:x="0.508cm" svg:y="13.97cm">
          <draw:text-box>
            <text:p><text:span text:style-name="T2">* This type of buffer is often used </text:span><text:span text:style-name="T2">for advanced rendering (shading) </text:span><text:span text:style-name="T2">techniques not only for stencil </text:span><text:span text:style-name="T2">buffer.</text:span></text:p>
          </draw:text-box>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text:span><text:span text:style-name="T1">mergin</text:span><text:span text:style-name="T1">g: color </text:span><text:span text:style-name="T1">blendi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mentioned, merging stage is not programmable but highly configurable. </text:span></text:p>
              </text:list-item>
              <text:list-item>
                <text:p><text:span text:style-name="T1">Color blending in particular can be set up to perform a large number of operations: combinations of multiplication, addition, subtractions, min, max, bitwise logic involving color and alpha values</text:span></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ultipl</text:span><text:span text:style-name="T1">e </text:span><text:span text:style-name="T1">render </text:span><text:span text:style-name="T1">targe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Instead of sending results of pixel shader’s program to just <text:s/>color and z-buffer, multiple sets of values can be generated for each fragment and saved to different buffers – </text:span><text:span text:style-name="T4">render targets</text:span><text:span text:style-name="T1">.</text:span></text:p>
              </text:list-item>
              <text:list-item>
                <text:p><text:span text:style-name="T1">Multiple rendering targets functionality is powerful aid in performing rendering algorithms more efficiently.</text:span></text:p>
                <text:list>
                  <text:list-item>
                    <text:p><text:span text:style-name="T1">Single rendering pass can generate a color image in one target, object identifiers in second and world space distances in third.</text:span></text:p>
                  </text:list-item>
                  <text:list-item>
                    <text:p><text:span text:style-name="T1">This inspired different type of rendering pipeline called </text:span><text:span text:style-name="T4">deferred shading – </text:span><text:span text:style-name="T9">visibility pass and shading are done in separate passes. First pass stores data about object’s location and material at each pixel. Successive passes can efficiently apply illumination and other effects.</text:span></text:p>
                  </text:list-item>
                </text:list>
              </text:list-item>
              <text:list-item>
                <text:p><text:span text:style-name="T9">Different buffers that are generated can be used for </text:span><text:span text:style-name="T4">compositing</text:span><text:span text:style-name="T9"> purposes.</text:span></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gress</text:span><text:span text:style-name="T1">ion: </text:span><text:span text:style-name="T1">Note </text:span><text:span text:style-name="T1">on </text:span><text:span text:style-name="T1">pixel </text:span><text:span text:style-name="T1">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Pixel shader can write to a render target at only the fragment location handed to it – reading of current results from neighboring pixels is not possible – computations are performed only at given pixel. </text:span></text:p>
              </text:list-item>
              <text:list-item>
                <text:p><text:span text:style-name="T1">To solve this problem, output image can be created with all required data and accessed by a pixel shader in a later pass. </text:span></text:p>
              </text:list-item>
              <text:list-item>
                <text:p><text:span text:style-name="T1">Also, pixel shader is provided with the amounts by which any interpolated values change per pixel along x and y direction – gradient (derivative) information.</text:span></text:p>
                <text:list>
                  <text:list-item>
                    <text:p><text:span text:style-name="T1">This is, for example, useful for texture filtering – where it is important to know how much of texture image covers a pixel.</text:span></text:p>
                  </text:list-item>
                </text:list>
              </text:list-item>
              <text:list-item>
                <text:p><text:span text:style-name="T1">Graphics APIs (e.g., OpenGL, Vulkan and DirectX) are constantly evolving enabling more flexibility*. </text:span></text:p>
              </text:list-item>
            </text:list>
          </draw:text-box>
        </draw:frame>
        <draw:frame draw:style-name="gr2" draw:text-style-name="P6" draw:layer="layout" svg:width="27.432cm" svg:height="0.687cm" svg:x="0.254cm" svg:y="13.97cm">
          <draw:text-box>
            <text:p><text:span text:style-name="T2">* DX11 introduced a buffer type </text:span><text:span text:style-name="T2">that allows write access to any </text:span><text:span text:style-name="T2">location – unordered access view <text:s/></text:span><text:span text:style-name="T2">(UAV). OpenGL calls this buffer </text:span><text:span text:style-name="T2">shader storage buffer object </text:span><text:span text:style-name="T2">(SSBO).</text:span></text:p>
          </draw:text-box>
        </draw:frame>
        <presentation:notes draw:style-name="dp2">
          <draw:page-thumbnail draw:style-name="gr1" draw:layer="layout" svg:width="19.798cm" svg:height="11.136cm" svg:x="0.6cm" svg:y="2.257cm" draw:page-number="47" presentation:class="page"/>
          <draw:frame presentation:style-name="pr3" draw:text-style-name="P11"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ompu</text:span><text:span text:style-name="T1">te </text:span><text:span text:style-name="T1">shader</text:span></text:p>
          </draw:text-box>
        </draw:frame>
        <draw:frame presentation:style-name="pr5" draw:text-style-name="P1" draw:layer="layout" svg:width="25.199cm" svg:height="11.301cm" svg:x="1.4cm" svg:y="3.685cm" presentation:class="outline" presentation:user-transformed="true">
          <draw:text-box>
            <text:list text:style-name="L2">
              <text:list-item>
                <text:p><text:span text:style-name="T1">Compute shader is form of GPU computing, not locked into a location in the graphics pipeline.</text:span></text:p>
                <text:list>
                  <text:list-item>
                    <text:p><text:span text:style-name="T1">It is like shader we discussed: it has some input data, can access buffers (e.g., texture) for input and output.</text:span></text:p>
                  </text:list-item>
                  <text:list-item>
                    <text:p><text:span text:style-name="T1">Using hardware this way is called GPU computing – CUDA and OpenCL are used to control the GPU as massive parallel processor.</text:span></text:p>
                  </text:list-item>
                </text:list>
              </text:list-item>
              <text:list-item>
                <text:p><text:span text:style-name="T1">It is closely tied to the process of rendering graphics API: it is used alongside vertex, pixel and other shaders.</text:span></text:p>
              </text:list-item>
              <text:list-item>
                <text:p><text:span text:style-name="T1">It is used in:</text:span></text:p>
                <text:list>
                  <text:list-item>
                    <text:p><text:span text:style-name="T1">Post-processing: modifying rendered image with certain operations</text:span></text:p>
                  </text:list-item>
                  <text:list-item>
                    <text:p><text:span text:style-name="T1">Particle systems: computing behavior of particles</text:span></text:p>
                  </text:list-item>
                  <text:list-item>
                    <text:p><text:span text:style-name="T1">Mesh processing: facial animation</text:span></text:p>
                  </text:list-item>
                  <text:list-item>
                    <text:p><text:span text:style-name="T1">Culling</text:span></text:p>
                  </text:list-item>
                  <text:list-item>
                    <text:p><text:span text:style-name="T1">Image filtering</text:span></text:p>
                  </text:list-item>
                  <text:list-item>
                    <text:p><text:span text:style-name="T1">Improving depth precision</text:span></text:p>
                  </text:list-item>
                  <text:list-item>
                    <text:p><text:span text:style-name="T1">Shadows calculation</text:span></text:p>
                  </text:list-item>
                  <text:list-item>
                    <text:p><text:span text:style-name="T1">Depth of field</text:span></text:p>
                  </text:list-item>
                  <text:list-item>
                    <text:p><text:span text:style-name="T1">Replacing tessellation hull shaders.</text:span></text:p>
                  </text:list-item>
                </text:list>
              </text:list-item>
              <text:list-item>
                <text:p><text:span text:style-name="T1">With compute shaders, GPU can be used more than implementing traditional graphics pipelines:</text:span></text:p>
                <text:list>
                  <text:list-item>
                    <text:p><text:span text:style-name="T1">Training neural networks</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splayi</text:span><text:span text:style-name="T1">ng </text:span><text:span text:style-name="T1">pipelin</text:span><text:span text:style-name="T1">e </text:span><text:span text:style-name="T1">output</text:span><text:span text:style-name="T1"><text:tab/></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Primitives that have reached and passed </text:span><text:span text:style-name="T1">rasterizer stage (remember that a lot of those are discarded) are visible from camera point of view</text:span></text:p>
              </text:list-item>
              <text:list-item>
                <text:p><text:span text:style-name="T1">Display device will show color buffer after all operations are done.</text:span></text:p>
              </text:list-item>
              <text:list-item>
                <text:p><text:span text:style-name="T1">As this takes some time (visible to human eye), a technique called </text:span><text:span text:style-name="T4">double buffering</text:span><text:span text:style-name="T1"> is used.</text:span></text:p>
                <text:list>
                  <text:list-item>
                    <text:p><text:span text:style-name="T1">Rendering of screen is performed in a </text:span><text:span text:style-name="T4">back buffer –</text:span><text:span text:style-name="T9"> a off screen buffer.</text:span></text:p>
                  </text:list-item>
                  <text:list-item>
                    <text:p><text:span text:style-name="T9">Contents of back buffer are swapped with the contents of </text:span><text:span text:style-name="T4">front buffer – </text:span><text:span text:style-name="T9">buffer which is shown on display device.</text:span></text:p>
                  </text:list-item>
                  <text:list-item>
                    <text:p><text:span text:style-name="T9">Swapping process occurs* during </text:span><text:span text:style-name="T4">vertical trace</text:span><text:span text:style-name="T9"> – a time when it is safe to do so.</text:span></text:p>
                  </text:list-item>
                </text:list>
              </text:list-item>
            </text:list>
          </draw:text-box>
        </draw:frame>
        <draw:frame draw:style-name="gr2" draw:text-style-name="P6" draw:layer="layout" svg:width="27.178cm" svg:height="0.687cm" svg:x="0.508cm" svg:y="14.224cm">
          <draw:text-box>
            <text:p><text:span text:style-name="T2">* In APIs such as OpenGL and </text:span><text:span text:style-name="T2">Vulkan the term swap chain is </text:span><text:span text:style-name="T2">used for this process </text:span><text:span text:style-name="T2">https://en.wikipedia.org/wiki/Swap</text:span><text:span text:style-name="T2">_chain</text:span></text:p>
          </draw:text-box>
        </draw:fram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Exampl</text:span><text:span text:style-name="T1">e of </text:span><text:span text:style-name="T1">pipelin</text:span><text:span text:style-name="T1">e in </text:span><text:span text:style-name="T1">applica</text:span><text:span text:style-name="T1">tion</text:span></text:p>
          </draw:text-box>
        </draw:frame>
        <draw:frame presentation:style-name="pr5" draw:text-style-name="P13" draw:layer="layout" svg:width="25.199cm" svg:height="11.047cm" svg:x="1.4cm" svg:y="3.685cm" presentation:class="outline" presentation:user-transformed="true">
          <draw:text-box>
            <text:list text:style-name="L2">
              <text:list-item>
                <text:p><text:span text:style-name="T1">Example: CAD program</text:span></text:p>
              </text:list-item>
              <text:list-item>
                <text:p><text:span text:style-name="T1">Application stage:</text:span></text:p>
                <text:list>
                  <text:list-item>
                    <text:p><text:span text:style-name="T1">Enables user to select and move parts of the model. Selection and movement is done using mouse pointer. Thus, application stage must translate mouse movement into transformation matrix (e.g., translation or rotation) which is used in subsequent stage</text:span></text:p>
                  </text:list-item>
                  <text:list-item>
                    <text:p><text:span text:style-name="T1">Enables user to move camera in 3D scene to view the model from different angles. Thus, camera parameters such as position and view direction must be updated by application.</text:span></text:p>
                  </text:list-item>
                  <text:list-item>
                    <text:p><text:span text:style-name="T1">For each frame (CAD programs are real-time when in modeling mode) application must provide information for next – geometry stage: camera position, lighting and primitives of the model.</text:span></text:p>
                  </text:list-item>
                </text:list>
              </text:list-item>
              <text:list-item>
                <text:p><text:span text:style-name="T1">Geometry processing</text:span></text:p>
                <text:list>
                  <text:list-item>
                    <text:p><text:span text:style-name="T1">Application provided parameters of the camera which includes projection matrix. Next, application, for each object, calculates a matrix which describes location and orientation of the object. </text:span></text:p>
                  </text:list-item>
                  <text:list-item>
                    <text:p><text:span text:style-name="T1">Object is put in view space and optionally shading per vertices is preformed using provided light and material information. </text:span></text:p>
                  </text:list-item>
                  <text:list-item>
                    <text:p><text:span text:style-name="T1">Projection is applied on the object tranforming it in unit cube space that represents what the eye sees. Primitives outside of that cube are discarded. Primitives intersecting this cube are clipped. </text:span></text:p>
                  </text:list-item>
                  <text:list-item>
                    <text:p><text:span text:style-name="T1">Finally, vertices are mapped into the window on the screen</text:span></text:p>
                  </text:list-item>
                </text:list>
              </text:list-item>
              <text:list-item>
                <text:p><text:span text:style-name="T1">Rasterization</text:span></text:p>
                <text:list>
                  <text:list-item>
                    <text:p><text:span text:style-name="T1">All primitives coming from geometry stage are rasterized: all pixels (fragments) inside a primitive are found and sent for pixel processing.</text:span></text:p>
                  </text:list-item>
                </text:list>
              </text:list-item>
              <text:list-item>
                <text:p><text:span text:style-name="T1">Pixel processing</text:span></text:p>
                <text:list>
                  <text:list-item>
                    <text:p><text:span text:style-name="T1">Color of each pixel obtained from rasterization is computed using material information (colors, textures, shading equations) and visibility is resolved using z-buffer algorithm with optional discard and stencil testing.</text:span></text:p>
                  </text:list-item>
                  <text:list-item>
                    <text:p><text:span text:style-name="T1">Each object is processed and final image is displayed. </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32">
        <draw:frame presentation:style-name="pr4" draw:text-style-name="P32" draw:layer="layout" svg:width="25.199cm" svg:height="12.19cm" svg:x="1.4cm" svg:y="0.628cm" presentation:class="subtitle" presentation:user-transformed="true">
          <draw:text-box>
            <text:p text:style-name="P31">Graphics rendering pipeline in practice</text:p>
            <text:p text:style-name="P31"><text:span text:style-name="T24">Code</text:span></text:p>
          </draw:text-box>
        </draw:frame>
        <presentation:notes draw:style-name="dp2">
          <draw:page-thumbnail draw:style-name="gr1"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
        <draw:frame presentation:style-name="pr12" draw:text-style-name="P1" draw:layer="layout" svg:width="25.199cm" svg:height="3.473cm" svg:x="1.4cm" svg:y="0.206cm" presentation:class="title" presentation:user-transformed="true">
          <draw:text-box>
            <text:p text:style-name="P4"><text:span text:style-name="T1">Applicati</text:span><text:span text:style-name="T1">on of </text:span><text:span text:style-name="T1">graphics </text:span><text:span text:style-name="T1">renderin</text:span><text:span text:style-name="T1">g </text:span><text:span text:style-name="T1">pipelin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is implemented on GPUs and </text:span><text:span text:style-name="T1">is basis for real-time rendering</text:span></text:p>
              </text:list-item>
              <text:list-item>
                <text:p><text:span text:style-name="T1">Now, we will discuss practical application of graphics </text:span><text:span text:style-name="T1">rendering pipeline.</text:span></text:p>
              </text:list-item>
            </text:list>
          </draw:text-box>
        </draw:frame>
        <presentation:notes draw:style-name="dp2">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Graphic</text:span><text:span text:style-name="T1">s </text:span><text:span text:style-name="T1">renderi</text:span><text:span text:style-name="T1">ng </text:span><text:span text:style-name="T1">pipelin</text:span><text:span text:style-name="T1">e: </text:span><text:span text:style-name="T1">OpenG</text:span><text:span text:style-name="T1">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Application </text:span></text:p>
                <text:list>
                  <text:list-item>
                    <text:p text:style-name="P9">Assimp</text:p>
                  </text:list-item>
                  <text:list-item>
                    <text:p text:style-name="P9"><text:span text:style-name="T25">RTR: 16.4.</text:span></text:p>
                  </text:list-item>
                </text:list>
              </text:list-item>
              <text:list-item>
                <text:p text:style-name="P9"><text:span text:style-name="T1">Vertex shader</text:span></text:p>
              </text:list-item>
              <text:list-item>
                <text:p text:style-name="P9"><text:span text:style-name="T1">Fragment shader</text:span></text:p>
                <text:list>
                  <text:list-item>
                    <text:p text:style-name="P9"><text:span text:style-name="T1">https://learnopengl.com/Lighting/Basic-Lighting</text:span></text:p>
                  </text:list-item>
                </text:list>
              </text:list-item>
              <text:list-item>
                <text:p text:style-name="P9"><text:span text:style-name="T1">Output</text:span></text:p>
              </text:list-item>
            </text:list>
          </draw:text-box>
        </draw:frame>
        <presentation:notes draw:style-name="dp2">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32">
        <draw:frame presentation:style-name="pr4" draw:text-style-name="P34" draw:layer="layout" svg:width="25.199cm" svg:height="12.19cm" svg:x="1.4cm" svg:y="0.628cm" presentation:class="subtitle">
          <draw:text-box>
            <text:p text:style-name="P33"><text:span text:style-name="T1">Graphics </text:span><text:span text:style-name="T1">rendering </text:span><text:span text:style-name="T1">pipeline in </text:span><text:span text:style-name="T1">practice</text:span></text:p>
            <text:p text:style-name="P33"><text:span text:style-name="T26">Production</text:span></text:p>
          </draw:text-box>
        </draw:frame>
        <presentation:notes draw:style-name="dp2">
          <draw:page-thumbnail draw:style-name="gr1" draw:layer="layout" svg:width="19.798cm" svg:height="11.136cm" svg:x="0.6cm" svg:y="2.257cm" draw:page-number="54" presentation:class="page"/>
          <draw:frame presentation:style-name="pr3" draw:text-style-name="P34" draw:layer="layout" svg:width="16.799cm" svg:height="13.364cm" svg:x="2.1cm" svg:y="14.107cm" presentation:class="notes" presentation:placeholder="true">
            <draw:text-box/>
          </draw:frame>
        </presentation:notes>
      </draw:page>
      <draw:page draw:name="page55" draw:style-name="dp1" draw:master-page-name="Default" presentation:presentation-page-layout-name="AL3T1">
        <draw:frame presentation:style-name="pr1" draw:layer="layout" svg:width="25.199cm" svg:height="2.629cm" svg:x="1.4cm" svg:y="0.628cm" presentation:class="title" presentation:placeholder="true">
          <draw:text-box/>
        </draw:frame>
        <draw:frame presentation:style-name="pr5" draw:text-style-name="P35" draw:layer="layout" svg:width="25.199cm" svg:height="9.134cm" svg:x="1.4cm" svg:y="3.685cm" presentation:class="outline">
          <draw:text-box>
            <text:list text:style-name="L2">
              <text:list-item>
                <text:p text:style-name="P35"><text:span text:style-name="T25">Show graphics pipeline rendering example in Blender EEVEE</text:span></text:p>
              </text:list-item>
            </text:list>
          </draw:text-box>
        </draw:frame>
        <presentation:notes draw:style-name="dp2">
          <draw:page-thumbnail draw:style-name="gr1" draw:layer="layout" svg:width="19.798cm" svg:height="11.136cm" svg:x="0.6cm" svg:y="2.257cm" draw:page-number="55" presentation:class="page"/>
          <draw:frame presentation:style-name="pr3" draw:text-style-name="P3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2</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14T11:30:10.899356817</dc:date>
    <meta:editing-duration>PT8H3M57S</meta:editing-duration>
    <meta:editing-cycles>223</meta:editing-cycles>
    <meta:generator>LibreOffice/6.4.7.2$Linux_X86_64 LibreOffice_project/40$Build-2</meta:generator>
    <meta:document-statistic meta:object-count="275"/>
  </office:meta>
</office:document-meta>
</file>